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D57D788BC6F537DB.tif" manifest:media-type="image/tiff"/>
  <manifest:file-entry manifest:full-path="Pictures/1000000100000300000002882B4F8AFFDF771B49.tif" manifest:media-type="image/tiff"/>
  <manifest:file-entry manifest:full-path="Pictures/100000010000030000000288E3C969E5C1DCC900.tif" manifest:media-type="image/tiff"/>
  <manifest:file-entry manifest:full-path="Pictures/1000000100000300000002880DB4E58FC421BD9B.tif" manifest:media-type="image/tiff"/>
  <manifest:file-entry manifest:full-path="Pictures/100000010000030000000288841AD4E724CA9303.tif" manifest:media-type="image/tiff"/>
  <manifest:file-entry manifest:full-path="Pictures/1000000100000300000002884B26A18120B91E8A.tif" manifest:media-type="image/tiff"/>
  <manifest:file-entry manifest:full-path="Pictures/10000001000003000000028892B8D48FB7EEF7A1.tif" manifest:media-type="image/tiff"/>
  <manifest:file-entry manifest:full-path="Pictures/100000010000030000000288468F041FDCE15E93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T1" style:family="text">
      <style:text-properties fo:font-size="14pt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4.74cm" svg:height="4cm" svg:x="3.55cm" svg:y="0cm">
            <draw:image xlink:href="Pictures/100000010000030000000288468F041FDCE15E93.tif" xlink:type="simple" xlink:show="embed" xlink:actuate="onLoad" draw:mime-type="image/tiff">
              <text:p/>
            </draw:image>
          </draw:frame>
          <draw:frame draw:style-name="gr2" draw:text-style-name="P3" draw:layer="layout" svg:width="4.5cm" svg:height="1.5cm" svg:x="-0.5cm" svg:y="1.45cm">
            <draw:text-box>
              <text:p text:style-name="P2"><text:span text:style-name="T1">Sans Gradient</text:span></text:p>
            </draw:text-box>
          </draw:frame>
          <draw:frame draw:style-name="gr1" draw:text-style-name="P1" draw:layer="layout" svg:width="4.74cm" svg:height="4cm" svg:x="8.21cm" svg:y="0cm">
            <draw:image xlink:href="Pictures/10000001000003000000028892B8D48FB7EEF7A1.tif" xlink:type="simple" xlink:show="embed" xlink:actuate="onLoad" draw:mime-type="image/tiff">
              <text:p/>
            </draw:image>
          </draw:frame>
          <draw:frame draw:style-name="gr1" draw:text-style-name="P1" draw:layer="layout" svg:width="4.74cm" svg:height="4cm" svg:x="12.857cm" svg:y="0cm">
            <draw:image xlink:href="Pictures/1000000100000300000002884B26A18120B91E8A.tif" xlink:type="simple" xlink:show="embed" xlink:actuate="onLoad" draw:mime-type="image/tiff">
              <text:p/>
            </draw:image>
          </draw:frame>
          <draw:frame draw:style-name="gr1" draw:text-style-name="P1" draw:layer="layout" svg:width="4.74cm" svg:height="4cm" svg:x="17.587cm" svg:y="0cm">
            <draw:image xlink:href="Pictures/100000010000030000000288E3C969E5C1DCC900.tif" xlink:type="simple" xlink:show="embed" xlink:actuate="onLoad" draw:mime-type="image/tiff">
              <text:p/>
            </draw:image>
          </draw:frame>
          <draw:frame draw:style-name="gr2" draw:text-style-name="P3" draw:layer="layout" svg:width="4.5cm" svg:height="1.5cm" svg:x="-0.5cm" svg:y="5.45cm">
            <draw:text-box>
              <text:p text:style-name="P2"><text:span text:style-name="T1">Avec Gradient</text:span></text:p>
            </draw:text-box>
          </draw:frame>
          <draw:frame draw:style-name="gr1" draw:text-style-name="P1" draw:layer="layout" svg:width="4.74cm" svg:height="4cm" svg:x="3.55cm" svg:y="4cm">
            <draw:image xlink:href="Pictures/100000010000030000000288841AD4E724CA9303.tif" xlink:type="simple" xlink:show="embed" xlink:actuate="onLoad" draw:mime-type="image/tiff">
              <text:p/>
            </draw:image>
          </draw:frame>
          <draw:frame draw:style-name="gr1" draw:text-style-name="P1" draw:layer="layout" svg:width="4.74cm" svg:height="4cm" svg:x="8.24cm" svg:y="4cm">
            <draw:image xlink:href="Pictures/1000000100000300000002882B4F8AFFDF771B49.tif" xlink:type="simple" xlink:show="embed" xlink:actuate="onLoad" draw:mime-type="image/tiff">
              <text:p/>
            </draw:image>
          </draw:frame>
          <draw:frame draw:style-name="gr1" draw:text-style-name="P1" draw:layer="layout" svg:width="4.74cm" svg:height="4cm" svg:x="12.92cm" svg:y="4cm">
            <draw:image xlink:href="Pictures/100000010000030000000288D57D788BC6F537DB.tif" xlink:type="simple" xlink:show="embed" xlink:actuate="onLoad" draw:mime-type="image/tiff">
              <text:p/>
            </draw:image>
          </draw:frame>
          <draw:frame draw:style-name="gr1" draw:text-style-name="P1" draw:layer="layout" svg:width="4.74cm" svg:height="4cm" svg:x="17.59cm" svg:y="4cm">
            <draw:image xlink:href="Pictures/1000000100000300000002880DB4E58FC421BD9B.tif" xlink:type="simple" xlink:show="embed" xlink:actuate="onLoad" draw:mime-type="image/tiff">
              <text:p/>
            </draw:image>
          </draw:frame>
        </draw:g>
        <draw:frame draw:style-name="gr2" draw:text-style-name="P4" draw:layer="layout" svg:width="4.75cm" svg:height="1.5cm" svg:x="3.5cm" svg:y="7.5cm">
          <draw:text-box>
            <text:p text:style-name="P2"><text:span text:style-name="T2">t=0 ms</text:span></text:p>
          </draw:text-box>
        </draw:frame>
        <draw:frame draw:style-name="gr2" draw:text-style-name="P4" draw:layer="layout" svg:width="4.75cm" svg:height="1.5cm" svg:x="8.3cm" svg:y="7.5cm">
          <draw:text-box>
            <text:p text:style-name="P2"><text:span text:style-name="T2">t=1,25 ms</text:span></text:p>
          </draw:text-box>
        </draw:frame>
        <draw:frame draw:style-name="gr2" draw:text-style-name="P4" draw:layer="layout" svg:width="4.75cm" svg:height="1.5cm" svg:x="13cm" svg:y="7.5cm">
          <draw:text-box>
            <text:p text:style-name="P2"><text:span text:style-name="T2">t=2,25 ms</text:span></text:p>
          </draw:text-box>
        </draw:frame>
        <draw:frame draw:style-name="gr2" draw:text-style-name="P4" draw:layer="layout" svg:width="4.75cm" svg:height="1.5cm" svg:x="17.6cm" svg:y="7.5cm">
          <draw:text-box>
            <text:p text:style-name="P2"><text:span text:style-name="T2">t=5,25 m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11:16:40.446988238</dc:date>
    <meta:editing-duration>PT8M44S</meta:editing-duration>
    <meta:editing-cycles>3</meta:editing-cycles>
    <meta:generator>LibreOffice/7.4.7.2$Linux_X86_64 LibreOffice_project/40$Build-2</meta:generator>
    <meta:document-statistic meta:object-count="15"/>
  </office:meta>
</office:document-meta>
</file>